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Data2" style:family="table">
      <style:table-properties style:width="6.6931in" table:align="margins"/>
    </style:style>
    <style:style style:name="Data2.A" style:family="table-column">
      <style:table-column-properties style:column-width="2.2313in" style:rel-column-width="21845*"/>
    </style:style>
    <style:style style:name="Data2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a2.C1" style:family="table-cell">
      <style:table-cell-properties fo:padding="0.0382in" fo:border="0.05pt solid #000000"/>
    </style:style>
    <style:style style:name="Data2.A2" style:family="table-cell">
      <style:table-cell-properties fo:padding="0.0382in" fo:border-left="0.05pt solid #000000" fo:border-right="none" fo:border-top="none" fo:border-bottom="0.05pt solid #000000"/>
    </style:style>
    <style:style style:name="Data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27be" officeooo:paragraph-rsid="001327be"/>
    </style:style>
    <style:style style:name="P2" style:family="paragraph" style:parent-style-name="Table_20_Contents">
      <style:text-properties officeooo:rsid="0015980c" officeooo:paragraph-rsid="0015980c"/>
    </style:style>
    <style:style style:name="P3" style:family="paragraph" style:parent-style-name="Table_20_Contents">
      <style:text-properties officeooo:rsid="0015e44e" officeooo:paragraph-rsid="0015e44e"/>
    </style:style>
    <style:style style:name="T1" style:family="text">
      <style:text-properties officeooo:rsid="0015980c"/>
    </style:style>
    <style:style style:name="T2" style:family="text">
      <style:text-properties officeooo:rsid="0015e4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Data <text:span text:style-name="T1">2013</text:span></text:p>
          </table:table-cell>
          <table:table-cell table:style-name="Table1.A1" office:value-type="string">
            <text:p text:style-name="P1">Northern Provinces</text:p>
          </table:table-cell>
          <table:table-cell table:style-name="Table1.C1" office:value-type="string">
            <text:p text:style-name="P1">Western Provinces</text:p>
          </table:table-cell>
        </table:table-row>
        <table:table-row>
          <table:table-cell table:style-name="Table1.A2" office:value-type="string">
            <text:p text:style-name="P1">Under Average( &lt; 250.000</text:p>
          </table:table-cell>
          <table:table-cell table:style-name="Table1.A2" office:value-type="string">
            <text:p text:style-name="P3">3300</text:p>
          </table:table-cell>
          <table:table-cell table:style-name="Table1.C2" office:value-type="string">
            <text:p text:style-name="P3">33.900</text:p>
          </table:table-cell>
        </table:table-row>
        <table:table-row>
          <table:table-cell table:style-name="Table1.A2" office:value-type="string">
            <text:p text:style-name="P1">Above Average( &gt; 250.000</text:p>
          </table:table-cell>
          <table:table-cell table:style-name="Table1.A2" office:value-type="string">
            <text:p text:style-name="P3">300</text:p>
          </table:table-cell>
          <table:table-cell table:style-name="Table1.C2" office:value-type="string">
            <text:p text:style-name="P3">4100</text:p>
          </table:table-cell>
        </table:table-row>
      </table:table>
      <text:p text:style-name="Standard"/>
      <text:p text:style-name="Standard"/>
      <table:table table:name="Data2" table:style-name="Data2">
        <table:table-column table:style-name="Data2.A" table:number-columns-repeated="3"/>
        <table:table-row>
          <table:table-cell table:style-name="Data2.A1" office:value-type="string">
            <text:p text:style-name="P2">Data 2016</text:p>
          </table:table-cell>
          <table:table-cell table:style-name="Data2.A1" office:value-type="string">
            <text:p text:style-name="P2">Northern Provinces</text:p>
          </table:table-cell>
          <table:table-cell table:style-name="Data2.C1" office:value-type="string">
            <text:p text:style-name="P2">West<text:span text:style-name="T2">ern</text:span> Provinces</text:p>
          </table:table-cell>
        </table:table-row>
        <table:table-row>
          <table:table-cell table:style-name="Data2.A2" office:value-type="string">
            <text:p text:style-name="P2">Under Average( &lt; 250.000</text:p>
          </table:table-cell>
          <table:table-cell table:style-name="Data2.A2" office:value-type="string">
            <text:p text:style-name="P3">1300</text:p>
          </table:table-cell>
          <table:table-cell table:style-name="Data2.C2" office:value-type="string">
            <text:p text:style-name="P3">11000</text:p>
          </table:table-cell>
        </table:table-row>
        <table:table-row>
          <table:table-cell table:style-name="Data2.A2" office:value-type="string">
            <text:p text:style-name="P2">Above Average( &gt; 250.000</text:p>
          </table:table-cell>
          <table:table-cell table:style-name="Data2.A2" office:value-type="string">
            <text:p text:style-name="P3">400</text:p>
          </table:table-cell>
          <table:table-cell table:style-name="Data2.C2" office:value-type="string">
            <text:p text:style-name="P3">41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3:43:52.005393230</meta:creation-date>
    <dc:date>2020-03-04T17:02:34.256673143</dc:date>
    <meta:editing-duration>PT2H38M</meta:editing-duration>
    <meta:editing-cycles>1</meta:editing-cycles>
    <meta:document-statistic meta:table-count="2" meta:image-count="0" meta:object-count="0" meta:page-count="1" meta:paragraph-count="18" meta:word-count="36" meta:character-count="217" meta:non-whitespace-character-count="199"/>
    <meta:generator>LibreOffice/6.0.7.3$Linux_X86_64 LibreOffice_project/00m0$Build-3</meta:generator>
  </office:meta>
</office:document-meta>
</file>